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</style:style>
  </office:automatic-styles>
  <office:body>
    <office:text>
      <text:h text:style-name="Title">Mapeamento Humanitário</text:h>
      <text:h text:style-name="Heading_20_1" text:outline-level="1">Mapeamento Humanitário</text:h>
      <text:p text:style-name="First_20_paragraph"><text:span text:style-name="T1">HotGuideLogo</text:span></text:p>
      <text:p text:style-name="P1">Este guia pode ser descarregado como <text:a xlink:type="simple" xlink:href="/files/humanitarian_pt.odt" office:name=""><text:span text:style-name="Definition">humanitarian_pt.odt</text:span></text:a> ou <text:a xlink:type="simple" xlink:href="/files/humanitarian_pt.pdf" office:name=""><text:span text:style-name="Definition">humanitarian_pt.pdf</text:span></text:a><text:line-break/>Revisto em 2015-09-18</text:p>
      <text:p text:style-name="First_20_paragraph">Obrigado por se voluntariar fornecendo dados de mapas atualizados para ajudar as comunidades locais e as Organizações de Auxílio que respondem a situações de emergência.</text:p>
      <text:p text:style-name="Text_20_body">Como você, queremos ajudar o mais rápido possível, e existe realmente um sentido de emergência no que fazemos. Mas, o motivo pelo qual as Organizações de Auxílio dependem de nós para dados de mapas é porque levamos tempo a certificar que o que produzimos é útil e responde às necessidades delas. Necessitamos de si para cumprir estes objetivos. Apesar de o atrasar a começar a atualizar os mapas, é necessário que você entenda como e o que necessitamos de mapear antes de começar. Por favor tenha alguma paciência e não comece a mapear antes de ver e ler primeiro alguns tutoriais. Leva-nos mais tempo averiguar e corrigir erros no mapeamento do que os utilizadores evitarem-nos, além disso podem pôr em dúvidas outros utilizadores que averiguem os dados do mapa que produzimos.</text:p>
      <text:p text:style-name="Text_20_body">Estamos constantemente a atualizar os programas informáticos e os guias de ajuda, mas isso leva tempo. Os programas informáticos no Gestor de Tarefas serão atualizados brevemente por isso apenas utilizadores experientes podem rever tarefas mapeadas e marcá-las como "validadas", mas neste momento pedimos que o processo de validação seja feito apenas pelos utilizadores mais experientes - por favor continue a mapear e será futuramente um dos nossos utilizadores que validam tarefas. <text:span text:style-name="T2">Se</text:span><text:span text:style-name="T3"> </text:span><text:span text:style-name="T4">selecionar</text:span><text:span text:style-name="T5"> </text:span><text:span text:style-name="T6">um</text:span><text:span text:style-name="T7"> </text:span><text:span text:style-name="T8">quadrado</text:span><text:span text:style-name="T9"> </text:span><text:span text:style-name="T10">de</text:span><text:span text:style-name="T11"> </text:span><text:span text:style-name="T12">uma</text:span><text:span text:style-name="T13"> </text:span><text:span text:style-name="T14">tarefa</text:span><text:span text:style-name="T15"> </text:span><text:span text:style-name="T16">e</text:span><text:span text:style-name="T17"> </text:span><text:span text:style-name="T18">o</text:span><text:span text:style-name="T19"> </text:span><text:span text:style-name="T20">botão</text:span><text:span text:style-name="T21"> </text:span><text:span text:style-name="T22">verde</text:span><text:span text:style-name="T23"> </text:span><text:span text:style-name="T24">disser</text:span><text:span text:style-name="T25"> </text:span><text:span text:style-name="T26">'Rever</text:span><text:span text:style-name="T27"> </text:span><text:span text:style-name="T28">o</text:span><text:span text:style-name="T29"> </text:span><text:span text:style-name="T30">trabalho</text:span><text:span text:style-name="T31"> </text:span><text:span text:style-name="T32">feito'</text:span><text:span text:style-name="T33"> </text:span><text:span text:style-name="T34">então</text:span><text:span text:style-name="T35"> </text:span><text:span text:style-name="T36">por</text:span><text:span text:style-name="T37"> </text:span><text:span text:style-name="T38">favor</text:span><text:span text:style-name="T39"> </text:span><text:span text:style-name="T40">apenas</text:span><text:span text:style-name="T41"> </text:span><text:span text:style-name="T42">clique</text:span><text:span text:style-name="T43"> </text:span><text:span text:style-name="T44">noutro</text:span><text:span text:style-name="T45"> </text:span><text:span text:style-name="T46">quadrado</text:span><text:span text:style-name="T47"> </text:span><text:span text:style-name="T48">de</text:span><text:span text:style-name="T49"> </text:span><text:span text:style-name="T50">outra</text:span><text:span text:style-name="T51"> </text:span><text:span text:style-name="T52">tarefa,</text:span><text:span text:style-name="T53"> </text:span><text:span text:style-name="T54">porque</text:span><text:span text:style-name="T55"> </text:span><text:span text:style-name="T56">a</text:span><text:span text:style-name="T57"> </text:span><text:span text:style-name="T58">outra</text:span><text:span text:style-name="T59"> </text:span><text:span text:style-name="T60">deve</text:span><text:span text:style-name="T61"> </text:span><text:span text:style-name="T62">ser</text:span><text:span text:style-name="T63"> </text:span><text:span text:style-name="T64">revista</text:span><text:span text:style-name="T65"> </text:span><text:span text:style-name="T66">por</text:span><text:span text:style-name="T67"> </text:span><text:span text:style-name="T68">um</text:span><text:span text:style-name="T69"> </text:span><text:span text:style-name="T70">utilizador</text:span><text:span text:style-name="T71"> </text:span><text:span text:style-name="T72">experiente.</text:span></text:p>
      <text:p text:style-name="Text_20_body">Não é necessário que leia toda a informação neste sítio antes de começar a mapear, mas deve saber o básico:</text:p>
      <text:list text:style-name="L1">
        <text:list-item>
          <text:p text:style-name="P2">Deve ler com cuidado as Instruções do Gestor de Tarefas em qualquer projeto em que queira mapear. As instruções podem ser diferentes entre projetos, por isso certifique-se que as leu e compreendeu. Pode consultar a documentação sobre como usar o <text:a xlink:type="simple" xlink:href="/pt/coordination/tasking-manager/" office:name=""><text:span text:style-name="Definition">Gestor de Tarefas no AprenderOSM</text:span></text:a>, que inclui também como obter ajuda em tempo real de um utilizador experiente.</text:p>
        </text:list-item>
        <text:list-item>
          <text:p text:style-name="P2">Certifique-se que aproximou a visualização de forma suficiente por forma a ver o que realmente deve ser mapeado - <text:a xlink:type="simple" xlink:href="/pt/coordination/remote/" office:name=""><text:span text:style-name="Definition">ver mais informações sobre isso e outras coisas aqui.</text:span></text:a></text:p>
        </text:list-item>
        <text:list-item>
          <text:p text:style-name="P2">Os edifícios devem ser mapeados, e a forma geométrica adicionada ao mapa deve corresponder à forma do edifício visto de cima. <text:a xlink:type="simple" xlink:href="/pt/coordination/remote-tracing/" office:name=""><text:span text:style-name="Definition">Esta secção do AprenderOSM</text:span></text:a> explica isso assim como criar estradas e uma rede de estradas.</text:p>
        </text:list-item>
      </text:list>
      <text:p text:style-name="First_20_paragraph">Obrigado por ler isto. Esperamos que leve alguns minutos para ter a certeza que faz as coisas importantes da forma correta. Precisamos de toda a ajuda necessária e esperamos que nos ajude.</text:p>
      <text:p text:style-name="Text_20_body">Por favor lembre-se que apesar deste evento ser recente, os problemas continuaram a existir por um longo período de tempo. As pessoas já não têm as suas habitações e estão a viver em abrigos improvisados ou temporários sujeitos às condições climatéricas. A higiene será difícil e existirá a possibilidade de surgirem doenças e outros problemas relacionados com comida e água. Apesar de poder não ver os problemas mencionados nas notícias, eles ainda existirão, e os funcionários e voluntários de emergência necessitarão de mapas que reflitam a situação atual. Por favor ajude-nos agora e lembre-se de regressar e nos ajudar também futur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peamento Humanitário</dc:title>
  </office:meta>
</office:document-meta>
</file>